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1" style:family="text">
      <style:text-properties fo:color="#000000" loext:opacity="100%" style:font-name="Consolas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Path - Ejercicio 2-1, Nombre de los clientes del servicio HEALT CARE "Hospitales en la nube"</text:p>
      <text:p text:style-name="Standard">Hospital la Fe</text:p>
      <text:p text:style-name="Standard"/>
      <text:p text:style-name="Standard"><text:span text:style-name="T1">/empresa/clientes/cliente[servicio="HEALT"]/nombre/text()</text:span></text:p>
      <text:p text:style-name="Standard"/>
      <text:p text:style-name="Standard">XPath - Ejercicio 2-2, Nombre del cliente que incluyen el servicio “PUBLICO” y “BANCA”</text:p>
      <text:p text:style-name="Standard">Caixa</text:p>
      <text:p text:style-name="Standard"/>
      <text:p text:style-name="Standard"><text:span text:style-name="T1">/empresa/clientes/cliente[servicio="PUBLICO" and servicio="BANCA"]/nombre/text()</text:span></text:p>
      <text:p text:style-name="Standard"/>
      <text:p text:style-name="Standard">XPath - Ejercicio 2-3, Nombre de los clientes cuya solución es del tipo Digital:</text:p>
      <text:p text:style-name="Standard">GENERALITAT</text:p>
      <text:p text:style-name="Standard">Caixa</text:p>
      <text:p text:style-name="Standard">GVA</text:p>
      <text:p text:style-name="Standard"/>
      <text:p text:style-name="Standard"><text:span text:style-name="T1">/empresa/clientes/cliente[servicio=../../servicios/servicio[tipo="Digital"]/@id]/nombre/text()</text:span></text:p>
      <text:p text:style-name="Standard"/>
      <text:p text:style-name="Standard">XPath - Ejercicio 3-4, Nombre de los clientes desde 2008:</text:p>
      <text:p text:style-name="Standard">Hospital la Fe</text:p>
      <text:p text:style-name="Standard"/>
      <text:p text:style-name="Standard">XPath - Ejercicio 3-5, líneas de negocio con ingresos de 50000</text:p>
      <text:p text:style-name="Standard">Experiencia digital</text:p>
      <text:p text:style-name="Standard">Mejora de la práctica clínic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9:34:25.711000000</meta:creation-date>
    <dc:date>2023-02-09T19:49:02.667000000</dc:date>
    <meta:editing-duration>PT14M36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6" meta:word-count="87" meta:character-count="709" meta:non-whitespace-character-count="638"/>
  </office:meta>
</office:document-meta>
</file>